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1" style:family="text">
      <style:text-properties officeooo:rsid="001aaa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Тест ла<text:span text:style-name="T1">-ла-ленд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1:58:49.794415000</meta:creation-date>
    <meta:generator>LibreOffice/5.3.0.3$MacOSX_X86_64 LibreOffice_project/7074905676c47b82bbcfbea1aeefc84afe1c50e1</meta:generator>
    <dc:date>2017-03-30T12:18:04.516596000</dc:date>
    <meta:editing-duration>PT20S</meta:editing-duration>
    <meta:editing-cycles>1</meta:editing-cycles>
    <meta:document-statistic meta:table-count="0" meta:image-count="0" meta:object-count="0" meta:page-count="1" meta:paragraph-count="1" meta:word-count="2" meta:character-count="15" meta:non-whitespace-character-count="14"/>
  </office:meta>
</office:document-meta>
</file>